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15d9" officeooo:paragraph-rsid="001515d9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515d9" officeooo:paragraph-rsid="001515d9" style:font-size-asian="14pt" style:font-size-complex="14pt"/>
    </style:style>
    <style:style style:name="P3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fo:color="#000000" style:text-underline-style="none" officeooo:rsid="0019838c" officeooo:paragraph-rsid="0019838c"/>
    </style:style>
    <style:style style:name="P4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fo:color="#000000" style:text-underline-style="none" officeooo:rsid="001c42f7" officeooo:paragraph-rsid="001c42f7"/>
    </style:style>
    <style:style style:name="P5" style:family="paragraph" style:parent-style-name="Standard">
      <loext:graphic-properties draw:fill="none"/>
      <style:paragraph-properties fo:margin-left="1cm" fo:margin-right="0cm" fo:text-indent="-0.9cm" style:auto-text-indent="false" fo:background-color="transparent"/>
      <style:text-properties fo:color="#000000" style:text-underline-style="none" officeooo:rsid="001c42f7" officeooo:paragraph-rsid="001c42f7"/>
    </style:style>
    <style:style style:name="P6" style:family="paragraph" style:parent-style-name="Standard">
      <loext:graphic-properties draw:fill="none"/>
      <style:paragraph-properties fo:margin-left="1cm" fo:margin-right="0cm" fo:text-indent="-0.9cm" style:auto-text-indent="false" fo:background-color="transparent"/>
      <style:text-properties fo:color="#000000" style:text-underline-style="none" officeooo:rsid="00227b33" officeooo:paragraph-rsid="00227b33"/>
    </style:style>
    <style:style style:name="P7" style:family="paragraph" style:parent-style-name="Standard">
      <loext:graphic-properties draw:fill="none"/>
      <style:paragraph-properties fo:margin-left="1cm" fo:margin-right="0cm" fo:text-indent="-0.9cm" style:auto-text-indent="false" fo:background-color="transparent"/>
      <style:text-properties style:text-underline-style="none" officeooo:rsid="002000e8" officeooo:paragraph-rsid="002000e8"/>
    </style:style>
    <style:style style:name="P8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line-height="150%" fo:text-indent="0cm" style:auto-text-indent="false" fo:background-color="transparent"/>
      <style:text-properties fo:color="#000000" style:text-underline-style="none" officeooo:rsid="001c42f7" officeooo:paragraph-rsid="001c42f7"/>
    </style:style>
    <style:style style:name="P9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officeooo:rsid="002401d0" officeooo:paragraph-rsid="002401d0"/>
    </style:style>
    <style:style style:name="P10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officeooo:paragraph-rsid="002401d0"/>
    </style:style>
    <style:style style:name="P11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officeooo:paragraph-rsid="002659e7"/>
    </style:style>
    <style:style style:name="P12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officeooo:rsid="001515d9" officeooo:paragraph-rsid="002401d0"/>
    </style:style>
    <style:style style:name="P13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fo:color="#000000" style:text-underline-style="none" officeooo:rsid="0019838c" officeooo:paragraph-rsid="0019838c"/>
    </style:style>
    <style:style style:name="P14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officeooo:rsid="002659e7" officeooo:paragraph-rsid="002659e7"/>
    </style:style>
    <style:style style:name="P15" style:family="paragraph" style:parent-style-name="Standard" style:master-page-name="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style:page-number="auto" fo:background-color="transparent"/>
      <style:text-properties officeooo:rsid="002401d0" officeooo:paragraph-rsid="002401d0"/>
    </style:style>
    <style:style style:name="P16" style:family="paragraph" style:parent-style-name="Standard" style:master-page-name="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style:page-number="auto" fo:background-color="transparent"/>
      <style:text-properties officeooo:rsid="0023c6f7" officeooo:paragraph-rsid="002401d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515d9"/>
    </style:style>
    <style:style style:name="T3" style:family="text">
      <style:text-properties style:text-underline-style="solid" style:text-underline-width="auto" style:text-underline-color="font-color" officeooo:rsid="0024f4a6"/>
    </style:style>
    <style:style style:name="T4" style:family="text">
      <style:text-properties style:text-underline-style="solid" style:text-underline-width="auto" style:text-underline-color="font-color" officeooo:rsid="00254925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2401d0"/>
    </style:style>
    <style:style style:name="T7" style:family="text">
      <style:text-properties style:text-underline-style="none" officeooo:rsid="001515d9"/>
    </style:style>
    <style:style style:name="T8" style:family="text">
      <style:text-properties style:text-underline-style="none" officeooo:rsid="00254925"/>
    </style:style>
    <style:style style:name="T9" style:family="text">
      <style:text-properties fo:color="#c9211e"/>
    </style:style>
    <style:style style:name="T10" style:family="text">
      <style:text-properties fo:color="#c9211e" style:text-underline-style="none" officeooo:rsid="001c42f7"/>
    </style:style>
    <style:style style:name="T11" style:family="text">
      <style:text-properties fo:color="#c9211e" style:text-underline-style="none" officeooo:rsid="00254925"/>
    </style:style>
    <style:style style:name="T12" style:family="text">
      <style:text-properties fo:color="#c9211e" style:text-underline-style="solid" style:text-underline-width="auto" style:text-underline-color="font-color"/>
    </style:style>
    <style:style style:name="T13" style:family="text">
      <style:text-properties fo:color="#c9211e" style:text-underline-style="solid" style:text-underline-width="auto" style:text-underline-color="font-color" officeooo:rsid="002659e7"/>
    </style:style>
    <style:style style:name="T14" style:family="text">
      <style:text-properties fo:color="#c9211e" style:text-underline-style="solid" style:text-underline-width="auto" style:text-underline-color="font-color" officeooo:rsid="0016b498"/>
    </style:style>
    <style:style style:name="T15" style:family="text">
      <style:text-properties fo:color="#c9211e" officeooo:rsid="00254925"/>
    </style:style>
    <style:style style:name="T16" style:family="text">
      <style:text-properties officeooo:rsid="001e0e24"/>
    </style:style>
    <style:style style:name="T17" style:family="text">
      <style:text-properties officeooo:rsid="002401d0"/>
    </style:style>
    <style:style style:name="T18" style:family="text">
      <style:text-properties fo:color="#000000" style:text-underline-style="none"/>
    </style:style>
    <style:style style:name="T19" style:family="text">
      <style:text-properties fo:color="#000000" style:text-underline-style="none" officeooo:rsid="001515d9"/>
    </style:style>
    <style:style style:name="T20" style:family="text">
      <style:text-properties fo:color="#000000" style:text-underline-style="none" officeooo:rsid="0016b498"/>
    </style:style>
    <style:style style:name="T21" style:family="text">
      <style:text-properties fo:color="#000000" style:text-underline-style="none" officeooo:rsid="002401d0"/>
    </style:style>
    <style:style style:name="T22" style:family="text">
      <style:text-properties fo:color="#000000" style:text-underline-style="none" officeooo:rsid="002659e7"/>
    </style:style>
    <style:style style:name="T23" style:family="text">
      <style:text-properties fo:color="#000000" style:text-underline-style="solid" style:text-underline-width="auto" style:text-underline-color="font-color"/>
    </style:style>
    <style:style style:name="T24" style:family="text">
      <style:text-properties fo:color="#000000" style:text-underline-style="solid" style:text-underline-width="auto" style:text-underline-color="font-color" officeooo:rsid="0016b498"/>
    </style:style>
    <style:style style:name="T25" style:family="text">
      <style:text-properties style:use-window-font-color="true" style:text-underline-style="none"/>
    </style:style>
    <style:style style:name="T26" style:family="text">
      <style:text-properties style:use-window-font-color="true" style:text-underline-style="none" officeooo:rsid="00254925"/>
    </style:style>
    <style:style style:name="T27" style:family="text">
      <style:text-properties officeooo:rsid="0024f4a6"/>
    </style:style>
    <style:style style:name="T28" style:family="text">
      <style:text-properties officeooo:rsid="00254925"/>
    </style:style>
    <style:style style:name="T29" style:family="text">
      <style:text-properties officeooo:rsid="002659e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Relationenmodell AG-Manager</text:p>
      <text:p text:style-name="P1"/>
      <text:p text:style-name="P15">users (<text:span text:style-name="T3">user_</text:span><text:span text:style-name="T1">id</text:span>, username, password, firstname, lastname, email, roll, registrationtime, enabled, last_update)</text:p>
      <text:p text:style-name="P9">teachers (<text:span text:style-name="T12">user_id</text:span>, shorthand)</text:p>
      <text:p text:style-name="P9">students (<text:span text:style-name="T12">user_id</text:span>, studentnumber, class)</text:p>
      <text:p text:style-name="P16">wg<text:span text:style-name="T17">s </text:span>(<text:span text:style-name="T3">wg_</text:span><text:span text:style-name="T1">id</text:span>, title, day, time, duration, max_num, multiple, schoolyear, description)</text:p>
      <text:p text:style-name="P9"><text:span text:style-name="T28">events (</text:span><text:span text:style-name="T4">event_id</text:span><text:span text:style-name="T28">, datetime, duration, annotation, </text:span><text:span text:style-name="T15">wg_id</text:span><text:span text:style-name="T28">)</text:span></text:p>
      <text:p text:style-name="P14">sessions (<text:span text:style-name="T1">session_id</text:span>, logintime, <text:span text:style-name="T9">user_id</text:span>) </text:p>
      <text:p text:style-name="P9"/>
      <text:p text:style-name="P9">deutsche Übersetzung: </text:p>
      <text:p text:style-name="P10"><text:span text:style-name="T7">Benutzer </text:span><text:span text:style-name="T6">(</text:span><text:span text:style-name="T4">Benutzer_</text:span><text:span text:style-name="T2">ID,</text:span><text:span text:style-name="T7"> Benutzername, </text:span><text:span text:style-name="T6">Passwort,</text:span><text:span text:style-name="T7"> Vorname, Nachname, E-Mail, </text:span><text:span text:style-name="T6">Rolle, </text:span><text:span text:style-name="T7">Registrierdatum, </text:span><text:span text:style-name="T6">aktiv, letzte_Aktualisierung)</text:span></text:p>
      <text:p text:style-name="P12"><text:span text:style-name="T18">Lehrer </text:span><text:span text:style-name="T21">(</text:span><text:span text:style-name="T12">Benutzer_ID</text:span><text:span text:style-name="T25">, </text:span><text:span text:style-name="T18">K</text:span><text:span text:style-name="T21">ü</text:span><text:span text:style-name="T18">rzel</text:span><text:span text:style-name="T21">)</text:span></text:p>
      <text:p text:style-name="P12"><text:span text:style-name="T18">Sch</text:span><text:span text:style-name="T21">ü</text:span><text:span text:style-name="T18">ler </text:span><text:span text:style-name="T21">(</text:span><text:span text:style-name="T12">Benutzer_ID</text:span><text:span text:style-name="T21">, </text:span><text:span text:style-name="T18">Sch</text:span><text:span text:style-name="T21">ü</text:span><text:span text:style-name="T18">lern</text:span><text:span text:style-name="T21">ummer</text:span><text:span text:style-name="T18">, Klasse</text:span><text:span text:style-name="T21">)</text:span><text:span text:style-name="T18"> </text:span></text:p>
      <text:p text:style-name="P12">AGs <text:span text:style-name="T17">(</text:span><text:span text:style-name="T4">AG_</text:span><text:span text:style-name="T1">ID</text:span><text:span text:style-name="T5">, Titel, Wochentag, Uhrzeit, Dauer, maxTeilnehmer, Mehrfachbelegbarkeit, Schuljahr, Kurzbeschreibung</text:span><text:span text:style-name="T6">)</text:span></text:p>
      <text:p text:style-name="P10"><text:span text:style-name="T7">Termine </text:span><text:span text:style-name="T8">(</text:span><text:span text:style-name="T4">Termin_</text:span><text:span text:style-name="T2">ID</text:span><text:span text:style-name="T7">, </text:span><text:span text:style-name="T8">Zeitstempel</text:span><text:span text:style-name="T7">, Dauer, <text:s/>Anmerkung, </text:span><text:span text:style-name="T10">AG_ID</text:span><text:span text:style-name="T26">)</text:span></text:p>
      <text:p text:style-name="P11"><text:span text:style-name="T20">Session</text:span><text:span text:style-name="T22">s</text:span><text:span text:style-name="T20"> </text:span><text:span text:style-name="T22">(</text:span><text:span text:style-name="T24">Session_ID,</text:span><text:span text:style-name="T20"> </text:span><text:span text:style-name="T22">Loginzeitstempel</text:span><text:span text:style-name="T20">, </text:span><text:span text:style-name="T14">Benutzer_ID</text:span><text:span text:style-name="T26">)</text:span></text:p>
      <text:p text:style-name="P3"/>
      <text:p text:style-name="P3">Leiten: <text:span text:style-name="T12">AGID, BenutzerID</text:span></text:p>
      <text:p text:style-name="P4">Anwesenheit: <text:span text:style-name="T12">TerminID, BenutzerID</text:span></text:p>
      <text:p text:style-name="P4">Einschreibung: Schuljahr, <text:span text:style-name="T12">AGID, BenutzerID</text:span></text:p>
      <text:p text:style-name="P8"/>
      <text:p text:style-name="P5">Umgang mit obsoleten Daten (Benutzer, AGs etc) – <text:span text:style-name="T16">Könnten Lehrer auch ein Attribut „Letzte Aktualisierung“ bekommen? Andere kann man ja einfach rausschmeißen, wenn die letzte Session 1 Jahr her ist oder so….</text:span></text:p>
      <text:p text:style-name="P5"/>
      <text:p text:style-name="P6">Benutzer besitzt Session: 1:1 Beziehung? Muss jeder Benutzer immer genau 1 Session besitzen und umgekehrt?</text:p>
      <text:p text:style-name="P5"/>
      <text:p text:style-name="P5"/>
      <text:p text:style-name="P7"><text:soft-page-break/>Integritätsbedingungen: </text:p>
      <text:p text:style-name="P7">- Schlüsselattribute UNIQUE</text:p>
      <text:p text:style-name="P7">..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5T16:21:34.296592945</meta:creation-date>
    <dc:date>2021-03-28T19:29:32.007978523</dc:date>
    <meta:editing-duration>PT2H43M21S</meta:editing-duration>
    <meta:editing-cycles>9</meta:editing-cycles>
    <meta:generator>LibreOffice/6.4.6.2$Linux_X86_64 LibreOffice_project/40$Build-2</meta:generator>
    <meta:document-statistic meta:table-count="0" meta:image-count="0" meta:object-count="0" meta:page-count="2" meta:paragraph-count="22" meta:word-count="141" meta:character-count="1294" meta:non-whitespace-character-count="1169"/>
  </office:meta>
</office:document-meta>
</file>